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2aa" officeooo:paragraph-rsid="000432aa"/>
    </style:style>
    <style:style style:name="P2" style:family="paragraph" style:parent-style-name="Standard">
      <style:text-properties officeooo:rsid="0004be82" officeooo:paragraph-rsid="0004be82"/>
    </style:style>
    <style:style style:name="P3" style:family="paragraph" style:parent-style-name="Standard">
      <style:text-properties officeooo:rsid="0004d043" officeooo:paragraph-rsid="0004d043"/>
    </style:style>
    <style:style style:name="P4" style:family="paragraph" style:parent-style-name="Standard">
      <style:text-properties officeooo:rsid="000616c5" officeooo:paragraph-rsid="000616c5"/>
    </style:style>
    <style:style style:name="P5" style:family="paragraph" style:parent-style-name="Standard">
      <style:text-properties officeooo:rsid="0007e52d" officeooo:paragraph-rsid="0007e52d"/>
    </style:style>
    <style:style style:name="P6" style:family="paragraph" style:parent-style-name="Standard">
      <style:text-properties officeooo:rsid="0008da40" officeooo:paragraph-rsid="0008da40"/>
    </style:style>
    <style:style style:name="P7" style:family="paragraph" style:parent-style-name="Standard">
      <style:text-properties officeooo:rsid="000a58fa" officeooo:paragraph-rsid="000a58fa"/>
    </style:style>
    <style:style style:name="P8" style:family="paragraph" style:parent-style-name="Standard">
      <style:text-properties officeooo:rsid="000bbd38" officeooo:paragraph-rsid="000bbd38"/>
    </style:style>
    <style:style style:name="P9" style:family="paragraph" style:parent-style-name="Standard">
      <style:text-properties officeooo:rsid="000c4558" officeooo:paragraph-rsid="000c4558"/>
    </style:style>
    <style:style style:name="P10" style:family="paragraph" style:parent-style-name="Standard">
      <style:text-properties officeooo:rsid="000cf0b1" officeooo:paragraph-rsid="000cf0b1"/>
    </style:style>
    <style:style style:name="P11" style:family="paragraph" style:parent-style-name="Standard">
      <style:text-properties officeooo:rsid="000e2f00" officeooo:paragraph-rsid="000e2f00"/>
    </style:style>
    <style:style style:name="P12" style:family="paragraph" style:parent-style-name="Standard">
      <style:text-properties officeooo:rsid="000e2f00" officeooo:paragraph-rsid="000fb7e6"/>
    </style:style>
    <style:style style:name="P13" style:family="paragraph" style:parent-style-name="Standard">
      <style:text-properties officeooo:rsid="0011377f" officeooo:paragraph-rsid="0011377f"/>
    </style:style>
    <style:style style:name="T1" style:family="text">
      <style:text-properties officeooo:rsid="000a58fa"/>
    </style:style>
    <style:style style:name="T2" style:family="text">
      <style:text-properties officeooo:rsid="000fb7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 sa podobne do dir I vdir.</text:p>
      <text:p text:style-name="P2">57. plikA zostla usuniety, napisujac plikB,</text:p>
      <text:p text:style-name="P3">po mv -bi plikB jest napisany przez plikA, a plikB~ to stary plikB</text:p>
      <text:p text:style-name="P4">510. ne jest mozliwe poniewaz sugeruje ze nie jest to pusty katalog</text:p>
      <text:p text:style-name="P4">511. udalo sie usunac katalogB</text:p>
      <text:p text:style-name="P4"/>
      <text:p text:style-name="P5">lab2</text:p>
      <text:p text:style-name="P5">1.a) lo – interfejs w celach diagnostycnych, wirtualna </text:p>
      <text:p text:style-name="P5">wytlumacz dlaczego iterfejs sie nazywa enp8s6 a nie eth0</text:p>
      <text:p text:style-name="P6"/>
      <text:p text:style-name="P6">enp8s6 <text:s text:c="2"/>HWaddr 54:e6:fc:83:cf:ba - to jest MAC</text:p>
      <text:p text:style-name="P6"/>
      <text:p text:style-name="P6">rozpoznanie czy dany interfejs jest podloczony, to RX i TX maja jakies przeslane wielkosci</text:p>
      <text:p text:style-name="P6"/>
      <text:p text:style-name="P6">inet addr:212.182.65.79 – to ip</text:p>
      <text:p text:style-name="P6">Bcast:212.182.65.95 – to bradcast</text:p>
      <text:p text:style-name="P6">Mask:255.255.255.224 to maska</text:p>
      <text:p text:style-name="P6">inet6 addr: fe80::775d:d5c:9b97:2b96/64 – to adres ipv6</text:p>
      <text:p text:style-name="P6"/>
      <text:p text:style-name="P6">1.b) jest w warstwie sieci ten ping, <text:span text:style-name="T1">ttl- time to leave, np ttl=64, jest to liczba przeskokow, jest dekrementaowa, po czym jeszeli bedzie do zera to dane urzadzeni sieciowe przestanie orzeslanie pakieru</text:span></text:p>
      <text:p text:style-name="P6">obydwa ping roznia sie statyskami to znaczy</text:p>
      <text:p text:style-name="P6">rtt min/avg/max/mdev = 0.039/0.040/0.043/0.004 ms</text:p>
      <text:p text:style-name="P6">rtt min/avg/max/mdev = 0.174/0.199/0.284/0.043 ms</text:p>
      <text:p text:style-name="P7">jak np. Pinguje pollub.pl to ttl juz jest rowne 61 a czas jest wiekszy I wynosi scrednop 0.523 dla 5ciu wyslanych pakietow</text:p>
      <text:p text:style-name="P7"/>
      <text:p text:style-name="P8">1.c) wysylany jest do wszystkich urzadzen podaczonych do danej sici lokalnej</text:p>
      <text:p text:style-name="P8"/>
      <text:p text:style-name="P8">2.</text:p>
      <text:p text:style-name="P8">wartosci sa w moim przypadku takie same</text:p>
      <text:p text:style-name="P8"><text:s text:c="2"/>capabilities: 100baseTx-FD 100baseTx-HD 10baseT-FD 10baseT-HD</text:p>
      <text:p text:style-name="P8"><text:s text:c="2"/>advertising: <text:s/>100baseTx-FD 100baseTx-HD 10baseT-FD 10baseT-HD</text:p>
      <text:p text:style-name="P8"/>
      <text:p text:style-name="P9">4. ich dzialanie nie jest takie same, poniewaz za pomoca force wymuszamy obsuge danego trybu, a przy advertise dpdajemy kolejny trych do sekcji promujacej</text:p>
      <text:p text:style-name="P9"/>
      <text:p text:style-name="P10">B2. niekatywny interfejs poniewaz karata ktora badam nie obsufguje ethtool wiec uzywam innego interefsu aby pokazac dzialanie</text:p>
      <text:p text:style-name="P10"/>
      <text:p text:style-name="P11">B3. </text:p>
      <text:p text:style-name="P11"><text:span text:style-name="Source_20_Text">ethtool -s eth0 speed 100 duplex full</text:span></text:p>
      <text:p text:style-name="P11"><text:span text:style-name="Source_20_Text"/></text:p>
      <text:p text:style-name="P11"><text:span text:style-name="Source_20_Text">powoduje zmiane speed na 100MB oraz duplex na full, oraz Advertised link modes: <text:s/>100baseT/Full </text:span></text:p>
      <text:p text:style-name="P11"><text:span text:style-name="Source_20_Text"/></text:p>
      <text:p text:style-name="P12"><text:span text:style-name="Source_20_Text"><text:span text:style-name="T2">C2.</text:span></text:span></text:p>
      <text:p text:style-name="P12"><text:span text:style-name="Source_20_Text"><text:span text:style-name="T2">za pomoca</text:span></text:span></text:p>
      <text:p text:style-name="P12"><text:span text:style-name="Source_20_Text"><text:span text:style-name="T2">ip -f link addr</text:span></text:span></text:p>
      <text:p text:style-name="P12"><text:span text:style-name="Source_20_Text"><text:span text:style-name="T2">ip -f inet addr</text:span></text:span></text:p>
      <text:p text:style-name="P12"><text:span text:style-name="Source_20_Text"/></text:p>
      <text:p text:style-name="P12"><text:soft-page-break/><text:span text:style-name="Source_20_Text"><text:span text:style-name="T2">ip -f inet maddr</text:span></text:span></text:p>
      <text:p text:style-name="P8"/>
      <text:p text:style-name="P8"/>
      <text:p text:style-name="P8"/>
      <text:p text:style-name="P13">aby ustawic adress ip nalezy na poczotku zrobic </text:p>
      <text:p text:style-name="P13">sudo ifconfig enp0s25 down</text:p>
      <text:p text:style-name="P13"/>
      <text:p text:style-name="P13">poziej</text:p>
      <text:p text:style-name="P13"/>
      <text:p text:style-name="P13">sudo ifconfig enp0s25 192.168.1.10 netmask 255.255.255.0</text:p>
      <text:p text:style-name="P13">I</text:p>
      <text:p text:style-name="P13">sudo ifconfig enp0s25 up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9:14:47.762837357</meta:creation-date>
    <dc:date>2017-03-07T10:51:10.351114807</dc:date>
    <meta:editing-duration>PT54M5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299" meta:character-count="1977" meta:non-whitespace-character-count="1702"/>
  </office:meta>
</office:document-meta>
</file>